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6b8e5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6b8e5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6b8e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6b8e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1543544170516867188" text:style-name="L1">
        <text:list-item>
          <text:p text:style-name="P4"><text:span text:style-name="Source_20_Text"><text:span text:style-name="T3">Cricinfo is a </text:span></text:span><text:span text:style-name="Source_20_Text"><text:span text:style-name="T7">sports news website</text:span></text:span><text:span text:style-name="Source_20_Text"><text:span text:style-name="T3"> exclusively for the game of </text:span></text:span><text:span text:style-name="Source_20_Text"><text:span text:style-name="T7">cricket.</text:span></text:span><text:span text:style-name="Source_20_Text"><text:span text:style-name="T3"> The site features </text:span></text:span><text:span text:style-name="Source_20_Text"><text:span text:style-name="T7">live coverage</text:span></text:span><text:span text:style-name="Source_20_Text"><text:span text:style-name="T3"> of cricket matches containing </text:span></text:span><text:span text:style-name="Source_20_Text"><text:span text:style-name="T7">ball-by-ball commentary</text:span></text:span><text:span text:style-name="Source_20_Text"><text:span text:style-name="T3"> and a </text:span></text:span><text:span text:style-name="Source_20_Text"><text:span text:style-name="T7">database</text:span></text:span><text:span text:style-name="Source_20_Text"><text:span text:style-name="T3"> for all the historic matches. The site also provides </text:span></text:span><text:span text:style-name="Source_20_Text"><text:span text:style-name="T7">news and articles</text:span></text:span><text:span text:style-name="Source_20_Text"><text:span text:style-name="T3"> about cricket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4118868204543990089" text:style-name="L2">
        <text:list-item>
          <text:p text:style-name="P5"><text:span text:style-name="Source_20_Text"><text:span text:style-name="T3">The system should keep track of all </text:span></text:span><text:span text:style-name="Source_20_Text"><text:span text:style-name="T7">cricket-playing teams</text:span></text:span><text:span text:style-name="Source_20_Text"><text:span text:style-name="T3"> and their </text:span></text:span><text:span text:style-name="Source_20_Text"><text:span text:style-name="T7">matches.</text:span></text:span></text:p>
        </text:list-item>
        <text:list-item>
          <text:p text:style-name="P5"><text:span text:style-name="Source_20_Text"><text:span text:style-name="T3">The system should show live </text:span></text:span><text:span text:style-name="Source_20_Text"><text:span text:style-name="T7">ball-by-ball commentary</text:span></text:span><text:span text:style-name="Source_20_Text"><text:span text:style-name="T3"> of cricket matches.</text:span></text:span></text:p>
        </text:list-item>
        <text:list-item>
          <text:p text:style-name="P5"><text:span text:style-name="Source_20_Text"><text:span text:style-name="T7">All international</text:span></text:span><text:span text:style-name="Source_20_Text"><text:span text:style-name="T3"> cricket rules should be followed.</text:span></text:span></text:p>
        </text:list-item>
        <text:list-item>
          <text:p text:style-name="P5"><text:span text:style-name="Source_20_Text"><text:span text:style-name="T3">Any team playing a tournament will announce a </text:span></text:span><text:span text:style-name="Source_20_Text"><text:span text:style-name="T7">squad</text:span></text:span><text:span text:style-name="Source_20_Text"><text:span text:style-name="T3"> (a set of players) for the tournament.</text:span></text:span></text:p>
        </text:list-item>
        <text:list-item>
          <text:p text:style-name="P5"><text:span text:style-name="Source_20_Text"><text:span text:style-name="T3">For each match, both teams will announce their </text:span></text:span><text:span text:style-name="Source_20_Text"><text:span text:style-name="T7">playing-eleven</text:span></text:span><text:span text:style-name="Source_20_Text"><text:span text:style-name="T3"> from the tournament squad.</text:span></text:span></text:p>
        </text:list-item>
        <text:list-item>
          <text:p text:style-name="P5"><text:span text:style-name="Source_20_Text"><text:span text:style-name="T3">The system should be able to </text:span></text:span><text:span text:style-name="Source_20_Text"><text:span text:style-name="T7">record stats</text:span></text:span><text:span text:style-name="Source_20_Text"><text:span text:style-name="T3"> about players, matches, and tournaments.</text:span></text:span></text:p>
        </text:list-item>
        <text:list-item>
          <text:p text:style-name="P5"><text:span text:style-name="Source_20_Text"><text:span text:style-name="T3">The system should be able to answer </text:span></text:span><text:span text:style-name="Source_20_Text"><text:span text:style-name="T7">global stats queries</text:span></text:span><text:span text:style-name="Source_20_Text"><text:span text:style-name="T3"> like, “Who is the highest wicket taker of all time?”, “Who has scored maximum numbers of 100s in test matches?”, etc.</text:span></text:span></text:p>
        </text:list-item>
        <text:list-item>
          <text:p text:style-name="P5"><text:span text:style-name="Source_20_Text"><text:span text:style-name="T3">The system </text:span></text:span><text:span text:style-name="Source_20_Text"><text:span text:style-name="T7">should keep track</text:span></text:span><text:span text:style-name="Source_20_Text"><text:span text:style-name="T3"> of all ODI, Test and T20 matches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6T00:55:07.591496866</dc:date>
    <meta:editing-duration>P25DT1H12M31S</meta:editing-duration>
    <meta:editing-cycles>1741</meta:editing-cycles>
    <meta:document-statistic meta:table-count="0" meta:image-count="0" meta:object-count="0" meta:page-count="1" meta:paragraph-count="11" meta:word-count="168" meta:character-count="1002" meta:non-whitespace-character-count="854"/>
  </office:meta>
</office:document-meta>
</file>